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Rounded_20_large_20_Arrow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ctwithoutfill">
      <style:graphic-properties svg:stroke-color="#800000" draw:marker-end="Rounded_20_large_20_Arrow" draw:fill="none" draw:textarea-vertical-align="middle"/>
    </style:style>
    <style:style style:name="gr6" style:family="graphic" style:parent-style-name="objectwithoutfill">
      <style:graphic-properties svg:stroke-color="#0000ff" draw:marker-end="Rounded_20_large_20_Arrow" draw:fill="none" draw:textarea-vertical-align="middle"/>
    </style:style>
    <style:style style:name="pr1" style:family="presentation" style:parent-style-name="Predeterminado-outline1">
      <style:graphic-properties fo:min-height="13.61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draw:auto-grow-height="true" fo:min-height="13.859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13.86cm" svg:x="1.4cm" svg:y="4.914cm" presentation:class="outline">
          <draw:text-box>
            <text:list text:style-name="L1">
              <text:list-header>
                <text:p text:style-name="P1"><text:span text:style-name="T1"/></text:p>
                <text:p text:style-name="P1"><text:span text:style-name="T1">Propagación de las excepciones en PL/SQ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pagación de las excepciones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/>
            <text:p/>
          </draw:text-box>
        </draw:frame>
        <draw:custom-shape draw:style-name="gr2" draw:text-style-name="P5" draw:layer="layout" svg:width="10.6cm" svg:height="7.6cm" svg:x="8.2cm" svg:y="8.2cm">
          <text:p text:style-name="P5">DECLARE </text:p>
          <text:p text:style-name="P5"><text:tab/>a EXCEPTION;</text:p>
          <text:p text:style-name="P5">BEGIN</text:p>
          <text:p text:style-name="P5"><text:tab/>IF x=0 THEN RAISE a;</text:p>
          <text:p text:style-name="P5"><text:tab/>ELSIF x=1 THEN RAISE b;</text:p>
          <text:p text:style-name="P5"><text:tab/>ELSE RAISE c;</text:p>
          <text:p text:style-name="P5"><text:tab/>END IF;</text:p>
          <text:p text:style-name="P5">EXCEPTION</text:p>
          <text:p text:style-name="P5"><text:tab/>WHEN a THEN …</text:p>
          <text:p text:style-name="P5">END;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cm" svg:height="14.486cm" svg:x="7cm" svg:y="4.914cm">
          <text:p text:style-name="P5">DECLARE</text:p>
          <text:p text:style-name="P5"><text:tab/>b EXCEPTION;</text:p>
          <text:p text:style-name="P5">BEGIN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tab/>…</text:p>
          <text:p text:style-name="P5">EXCEPTION</text:p>
          <text:p text:style-name="P5"><text:tab/>WHEN b THEN …</text:p>
          <text:p text:style-name="P5">END;</text:p>
          <draw:enhanced-geometry svg:viewBox="0 0 21600 21600" draw:type="rectangle" draw:enhanced-path="M 0 0 L 21600 0 21600 21600 0 21600 0 0 Z N"/>
        </draw:custom-shape>
        <draw:path draw:style-name="gr3" draw:text-style-name="P1" xml:id="id1" draw:id="id1" draw:layer="layout" svg:width="2.425cm" svg:height="3.795cm" draw:transform="rotate (-0.185353966562949) translate (15.6996458813687cm 10.8686792407681cm)" svg:viewBox="0 0 2426 3796" svg:d="m713 0c3255 0 872 2482 872 2482l-1585 1314v0">
          <text:p/>
        </draw:path>
        <draw:custom-shape draw:style-name="gr4" draw:text-style-name="P1" xml:id="id2" draw:id="id2" draw:layer="layout" svg:width="6.6cm" svg:height="2.4cm" svg:x="21cm" svg:y="10cm">
          <text:p text:style-name="P1">a es capturada aquí</text:p>
          <text:p text:style-name="P1">ya que existe un</text:p>
          <text:p text:style-name="P1">manejador para ella</text:p>
          <draw:enhanced-geometry svg:viewBox="0 0 21600 21600" draw:text-areas="800 800 20800 20800" draw:type="round-rectangular-callout" draw:modifiers="-17954.7341311922 41184.8396501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1s" smil:fill="hold" presentation:node-type="on-click" presentation:preset-class="entrance" presentation:preset-id="ooo-entrance-expand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width*0.70;width" smil:keyTimes="0;1"/>
                  <anim:animate smil:dur="1s" smil:fill="hold" smil:targetElement="id1" smil:attributeName="height" smil:values="height;height" smil:keyTimes="0;1"/>
                  <anim:transitionFilter smil:dur="1s" smil:targetElement="id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pagación de las excepciones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><text:span text:style-name="T2"/></text:p>
            <text:p><text:span text:style-name="T2"/></text:p>
          </draw:text-box>
        </draw:frame>
        <draw:custom-shape draw:style-name="gr2" draw:text-style-name="P6" draw:layer="layout" svg:width="10.6cm" svg:height="7.6cm" svg:x="8.2cm" svg:y="8.2cm">
          <text:p text:style-name="P5"><text:span text:style-name="T3">DECLARE </text:span></text:p>
          <text:p text:style-name="P5"><text:span text:style-name="T3"><text:tab/></text:span><text:span text:style-name="T3">a EXCEPTION;</text:span></text:p>
          <text:p text:style-name="P5"><text:span text:style-name="T3">BEGIN</text:span></text:p>
          <text:p text:style-name="P5"><text:span text:style-name="T3"><text:tab/></text:span><text:span text:style-name="T3">IF x=0 THEN RAISE a;</text:span></text:p>
          <text:p text:style-name="P5"><text:span text:style-name="T3"><text:tab/></text:span><text:span text:style-name="T3">ELSIF x=1 THEN RAISE b;</text:span></text:p>
          <text:p text:style-name="P5"><text:span text:style-name="T3"><text:tab/></text:span><text:span text:style-name="T3">ELSE RAISE c;</text:span></text:p>
          <text:p text:style-name="P5"><text:span text:style-name="T3"><text:tab/></text:span><text:span text:style-name="T3">END IF;</text:span></text:p>
          <text:p text:style-name="P5"><text:span text:style-name="T3">EXCEPTION</text:span></text:p>
          <text:p text:style-name="P5"><text:span text:style-name="T3"><text:tab/></text:span><text:span text:style-name="T3">WHEN a THEN …</text:span></text:p>
          <text:p text:style-name="P5"><text:span text:style-name="T3">END;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4.8cm" svg:height="14.486cm" svg:x="7cm" svg:y="4.914cm">
          <text:p text:style-name="P5"><text:span text:style-name="T3">DECLARE</text:span></text:p>
          <text:p text:style-name="P5"><text:span text:style-name="T3"><text:tab/></text:span><text:span text:style-name="T3">b EXCEPTION;</text:span></text:p>
          <text:p text:style-name="P5"><text:span text:style-name="T3">BEGIN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<text:tab/></text:span><text:span text:style-name="T3">…</text:span></text:p>
          <text:p text:style-name="P5"><text:span text:style-name="T3">EXCEPTION</text:span></text:p>
          <text:p text:style-name="P5"><text:span text:style-name="T3"><text:tab/></text:span><text:span text:style-name="T3">WHEN b THEN …</text:span></text:p>
          <text:p text:style-name="P5"><text:span text:style-name="T3">END;</text:span></text:p>
          <draw:enhanced-geometry svg:viewBox="0 0 21600 21600" draw:type="rectangle" draw:enhanced-path="M 0 0 L 21600 0 21600 21600 0 21600 0 0 Z N"/>
        </draw:custom-shape>
        <draw:path draw:style-name="gr5" draw:text-style-name="P1" xml:id="id3" draw:id="id3" draw:layer="layout" svg:width="6.863cm" svg:height="7.001cm" draw:transform="rotate (-0.574387856832412) translate (16.8706685741765cm 11.2574290618734cm)" svg:viewBox="0 0 6864 7002" svg:d="m631 0c4049 0-5413 6361 2953 3091s-1901 4056-1996 3909v0">
          <text:p/>
        </draw:path>
        <draw:custom-shape draw:style-name="gr4" draw:text-style-name="P1" xml:id="id4" draw:id="id4" draw:layer="layout" svg:width="8.2cm" svg:height="3.2cm" svg:x="19.4cm" svg:y="9.2cm">
          <text:p text:style-name="P1">b es capturada aquí</text:p>
          <text:p text:style-name="P1">ya que en el bloque anterior</text:p>
          <text:p text:style-name="P1">no había manejador para</text:p>
          <text:p text:style-name="P1">ella y en este sí.</text:p>
          <draw:enhanced-geometry svg:viewBox="0 0 21600 21600" draw:text-areas="800 800 20800 20800" draw:type="round-rectangular-callout" draw:modifiers="-10237.6783319107 36290.15932521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pagación de las excepciones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><text:span text:style-name="T2"/></text:p>
            <text:p><text:span text:style-name="T2"/></text:p>
          </draw:text-box>
        </draw:frame>
        <draw:custom-shape draw:style-name="gr2" draw:text-style-name="P6" draw:layer="layout" svg:width="10.6cm" svg:height="7.6cm" svg:x="8.2cm" svg:y="8.2cm">
          <text:p text:style-name="P5"><text:span text:style-name="T3">DECLARE </text:span></text:p>
          <text:p text:style-name="P5"><text:span text:style-name="T3"><text:tab/></text:span><text:span text:style-name="T3">a EXCEPTION;</text:span></text:p>
          <text:p text:style-name="P5"><text:span text:style-name="T3">BEGIN</text:span></text:p>
          <text:p text:style-name="P5"><text:span text:style-name="T3"><text:tab/></text:span><text:span text:style-name="T3">IF x=0 THEN RAISE a;</text:span></text:p>
          <text:p text:style-name="P5"><text:span text:style-name="T3"><text:tab/></text:span><text:span text:style-name="T3">ELSIF x=1 THEN RAISE b;</text:span></text:p>
          <text:p text:style-name="P5"><text:span text:style-name="T3"><text:tab/></text:span><text:span text:style-name="T3">ELSE RAISE c;</text:span></text:p>
          <text:p text:style-name="P5"><text:span text:style-name="T3"><text:tab/></text:span><text:span text:style-name="T3">END IF;</text:span></text:p>
          <text:p text:style-name="P5"><text:span text:style-name="T3">EXCEPTION</text:span></text:p>
          <text:p text:style-name="P5"><text:span text:style-name="T3"><text:tab/></text:span><text:span text:style-name="T3">WHEN a THEN …</text:span></text:p>
          <text:p text:style-name="P5"><text:span text:style-name="T3">END;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4.8cm" svg:height="14.486cm" svg:x="7cm" svg:y="4.914cm">
          <text:p text:style-name="P5"><text:span text:style-name="T3">DECLARE</text:span></text:p>
          <text:p text:style-name="P5"><text:span text:style-name="T3"><text:tab/></text:span><text:span text:style-name="T3">b EXCEPTION;</text:span></text:p>
          <text:p text:style-name="P5"><text:span text:style-name="T3">BEGIN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<text:tab/></text:span><text:span text:style-name="T3">…</text:span></text:p>
          <text:p text:style-name="P5"><text:span text:style-name="T3">EXCEPTION</text:span></text:p>
          <text:p text:style-name="P5"><text:span text:style-name="T3"><text:tab/></text:span><text:span text:style-name="T3">WHEN b THEN …</text:span></text:p>
          <text:p text:style-name="P5"><text:span text:style-name="T3">END;</text:span></text:p>
          <draw:enhanced-geometry svg:viewBox="0 0 21600 21600" draw:type="rectangle" draw:enhanced-path="M 0 0 L 21600 0 21600 21600 0 21600 0 0 Z N"/>
        </draw:custom-shape>
        <draw:path draw:style-name="gr6" draw:text-style-name="P1" xml:id="id5" draw:id="id5" draw:layer="layout" svg:width="7.23cm" svg:height="7.149cm" draw:transform="rotate (-0.380481776935878) translate (14.4345587373051cm 12.3135969927629cm)" svg:viewBox="0 0 7231 7150" svg:d="m0 93c6425-631-2154 2154 3677 2191s-7475 4469 361 3058-1216 1808-1216 1808">
          <text:p/>
        </draw:path>
        <draw:custom-shape draw:style-name="gr4" draw:text-style-name="P1" xml:id="id6" draw:id="id6" draw:layer="layout" svg:width="10.2cm" svg:height="3cm" svg:x="17.4cm" svg:y="9.4cm">
          <text:p text:style-name="P1">c no es capturada </text:p>
          <text:p text:style-name="P1">ya que no existen manejadores</text:p>
          <text:p text:style-name="P1">para ella en los bloques anteriores</text:p>
          <text:p text:style-name="P1">y será devuelta al entorno</text:p>
          <draw:enhanced-geometry svg:viewBox="0 0 21600 21600" draw:text-areas="800 800 20800 20800" draw:type="round-rectangular-callout" draw:modifiers="-5206.7836486619 77597.334221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é Ramón</meta:initial-creator>
    <meta:creation-date>2011-11-30T09:57:09</meta:creation-date>
    <meta:editing-duration>PT22M27S</meta:editing-duration>
    <meta:editing-cycles>6</meta:editing-cycles>
    <dc:date>2012-02-28T20:12:22</dc:date>
    <dc:creator>Pedro Fernández Arias</dc:creator>
    <meta:generator>OpenOffice.org/3.3$Unix OpenOffice.org_project/330m20$Build-9567</meta:generator>
    <meta:document-statistic meta:object-count="48"/>
  </office:meta>
</office:document-meta>
</file>